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aa2" officeooo:paragraph-rsid="00189aa2"/>
    </style:style>
    <style:style style:name="P2" style:family="paragraph" style:parent-style-name="Standard">
      <style:text-properties fo:font-size="16pt" officeooo:rsid="00189aa2" officeooo:paragraph-rsid="00189aa2" style:font-size-asian="16pt" style:font-size-complex="16pt"/>
    </style:style>
    <style:style style:name="P3" style:family="paragraph" style:parent-style-name="Standard">
      <style:text-properties officeooo:rsid="00189aa2" officeooo:paragraph-rsid="001a3ad2"/>
    </style:style>
    <style:style style:name="P4" style:family="paragraph" style:parent-style-name="Standard">
      <style:text-properties officeooo:rsid="001a60b5" officeooo:paragraph-rsid="001a60b5"/>
    </style:style>
    <style:style style:name="P5" style:family="paragraph" style:parent-style-name="Standard">
      <style:text-properties fo:font-weight="bold" officeooo:rsid="001c3310" officeooo:paragraph-rsid="001c3310" style:font-weight-asian="bold" style:font-weight-complex="bold"/>
    </style:style>
    <style:style style:name="P6" style:family="paragraph" style:parent-style-name="Standard">
      <style:text-properties fo:font-weight="bold" officeooo:rsid="001681d8" officeooo:paragraph-rsid="001d63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ad2" style:font-weight-asian="bold" style:font-weight-complex="bold"/>
    </style:style>
    <style:style style:name="T3" style:family="text">
      <style:text-properties officeooo:rsid="001a3a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039" style:font-weight-asian="normal" style:font-weight-complex="normal"/>
    </style:style>
    <style:style style:name="T6" style:family="text">
      <style:text-properties fo:font-weight="normal" officeooo:rsid="001d63b4" style:font-weight-asian="normal" style:font-weight-complex="normal"/>
    </style:style>
    <style:style style:name="T7" style:family="text">
      <style:text-properties officeooo:rsid="0017d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s</text:p>
      <text:p text:style-name="Standard"/>
      <text:p text:style-name="P1"><text:span text:style-name="T1">Type of Heat Source</text:span> – <text:s/>Currently allowing only “resistor” and “compressor”, this setting is intended to allow for the aggregation of total compressor or resistance energy usage. <text:s/>This is a commonly sought quantity for comparison of HPWH's, particularly when simulating yearly timespans. <text:s/></text:p>
      <text:p text:style-name="P1">One caveat: <text:s/>on file input, heat sources of type “compressor” will set the “depressesTemperature” boolean to true. <text:s/>If this particular heat source is a compressor but should not depress temperature, (e.g. it is ducted) depressesTemperature should be set to false after setting the type. <text:s/></text:p>
      <text:p text:style-name="P1"/>
      <text:p text:style-name="P1"><text:span text:style-name="T1">depressesTemperature –</text:span> This boolean specifies whether the heat source should cause the temperature to be depressed when it is running. <text:s/>There is no effect when the “<text:span text:style-name="T3">doTempDepression” member of the parent HPWH is set to false. <text:s/></text:span></text:p>
      <text:p text:style-name="P1"/>
      <text:p text:style-name="P3"><text:span text:style-name="T2">doTempDepression</text:span><text:span text:style-name="T3"> - <text:s/>This boolean specifies whether the HPWH should u</text:span>tilize the temperature depression feature. <text:s/><text:span text:style-name="T3">This feature is intended for use with single zone house simulations. <text:s/>It is intended to model the effect of a HPWH cooling the space where it is located. <text:s/>It works by exponentially decreasing the local (ambient and evaporator) temperature of the HPWH to a fixed level below the actual input ambient temperature when a heat source which has the “depressesTemperature” boolean set to true is running. <text:s/>When no qualifying heat source is running, the local temperature exponentially returns to ambient using the same time constant. <text:s/>Currently, the total temperature drop is 4.5 F, and the half life is 9.4 minutes. <text:s/></text:span></text:p>
      <text:p text:style-name="P3"/>
      <text:p text:style-name="P4"><text:span text:style-name="T1">decisionPoint </text:span>- <text:s/>This is the value used for the heatSource logics. <text:s/>Each logic represents a condition which may occur based on some value, e.g. if the top third of the tank rises about some temperature. <text:s/>The decisionPoint is the value that is specified. <text:s/></text:p>
      <text:p text:style-name="P4"/>
      <text:p text:style-name="P5">Verbosity – <text:span text:style-name="T4">This is the amount of output that will be provided. <text:s/>It is described in levels</text:span></text:p>
      <text:p text:style-name="P5"/>
      <text:p text:style-name="P6"><text:span text:style-name="T7">HPWH_ABORT –</text:span><text:span text:style-name="T5"> </text:span><text:span text:style-name="T6">an error code specified in HPWH.hh which signifies that an error has occurred in the function which returned this va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18:23.600549720</meta:creation-date>
    <dc:date>2016-03-02T17:47:46.650992243</dc:date>
    <meta:editing-duration>PT7M3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315" meta:character-count="2015" meta:non-whitespace-character-count="1679"/>
  </office:meta>
</office:document-meta>
</file>